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.882cm" svg:height="14.581cm" svg:x="11.521cm" svg:y="0cm">
            <draw:object draw:notify-on-update-of-ranges="Tabelle1.A1:Tabelle1.A1 Tabelle1.A2:Tabelle1.A32 Tabelle1.B1:Tabelle1.B1 Tabelle1.B2:Tabelle1.B32 Tabelle1.A1:Tabelle1.A1 Tabelle1.A2:Tabelle1.A32 Tabelle1.C1:Tabelle1.C1 Tabelle1.C2:Tabelle1.C32 Tabelle1.A1:Tabelle1.A1 Tabelle1.A2:Tabelle1.A32 Tabelle1.D1:Tabelle1.D1 Tabelle1.D2:Tabelle1.D32 Tabelle1.A1:Tabelle1.A1 Tabelle1.A2:Tabelle1.A32 Tabelle1.E1:Tabelle1.E1 Tabelle1.E2:Tabelle1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m1(x)</text:p>
          </table:table-cell>
          <table:table-cell table:style-name="ce1" office:value-type="string" calcext:value-type="string">
            <text:p>m2(x)</text:p>
          </table:table-cell>
          <table:table-cell table:style-name="ce1" office:value-type="string" calcext:value-type="string">
            <text:p>m3(x)</text:p>
          </table:table-cell>
          <table:table-cell table:number-columns-repeated="2"/>
          <table:table-cell table:style-name="ce3" office:value-type="string" calcext:value-type="string">
            <text:p>Schrittweite</text:p>
          </table:table-cell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formula="of:=RAND()*50+20" office:value-type="float" office:value="55.5757085205918" calcext:value-type="float">
            <text:p>55,5757085205918</text:p>
          </table:table-cell>
          <table:table-cell table:formula="of:=[.B2]" office:value-type="float" office:value="55.5757085205918" calcext:value-type="float">
            <text:p>55,5757085205918</text:p>
          </table:table-cell>
          <table:table-cell table:formula="of:=[.C2]" office:value-type="float" office:value="55.5757085205918" calcext:value-type="float">
            <text:p>55,5757085205918</text:p>
          </table:table-cell>
          <table:table-cell table:formula="of:=[.D2]" office:value-type="float" office:value="55.5757085205918" calcext:value-type="float">
            <text:p>55,5757085205918</text:p>
          </table:table-cell>
          <table:table-cell table:number-columns-repeated="2"/>
          <table:table-cell table:style-name="ce2" office:value-type="float" office:value="0.5" calcext:value-type="float">
            <text:p>0,5</text:p>
          </table:table-cell>
        </table:table-row>
        <table:table-row table:style-name="ro1">
          <table:table-cell table:formula="of:=[.A2]+[.$H$2]" office:value-type="float" office:value="-9.5" calcext:value-type="float">
            <text:p>-9,5</text:p>
          </table:table-cell>
          <table:table-cell table:formula="of:=[.B2]+RAND()*2*[.$H$5]-[.$H$5]" office:value-type="float" office:value="48.8219890210925" calcext:value-type="float">
            <text:p>48,8219890210925</text:p>
          </table:table-cell>
          <table:table-cell table:formula="of:=[.B2]*1/3+[.B3]*1/3+[.B4]*1/3" office:value-type="float" office:value="50.9285700974213" calcext:value-type="float">
            <text:p>50,9285700974213</text:p>
          </table:table-cell>
          <table:table-cell table:formula="of:=[.C2]*1/3+[.C3]*1/3+[.C4]*1/3" office:value-type="float" office:value="51.5177344390439" calcext:value-type="float">
            <text:p>51,5177344390439</text:p>
          </table:table-cell>
          <table:table-cell table:formula="of:=[.D2]*1/3+[.D3]*1/3+[.D4]*1/3" office:value-type="float" office:value="52.1342089229218" calcext:value-type="float">
            <text:p>52,1342089229218</text:p>
          </table:table-cell>
          <table:table-cell table:number-columns-repeated="3"/>
        </table:table-row>
        <table:table-row table:style-name="ro1">
          <table:table-cell table:formula="of:=[.A3]+[.$H$2]" office:value-type="float" office:value="-9" calcext:value-type="float">
            <text:p>-9</text:p>
          </table:table-cell>
          <table:table-cell table:formula="of:=[.B3]+RAND()*10-5" office:value-type="float" office:value="48.3880127505795" calcext:value-type="float">
            <text:p>48,3880127505795</text:p>
          </table:table-cell>
          <table:table-cell table:formula="of:=[.B3]*1/3+[.B4]*1/3+[.B5]*1/3" office:value-type="float" office:value="48.0489246991186" calcext:value-type="float">
            <text:p>48,0489246991186</text:p>
          </table:table-cell>
          <table:table-cell table:formula="of:=[.C3]*1/3+[.C4]*1/3+[.C5]*1/3" office:value-type="float" office:value="49.3091838091298" calcext:value-type="float">
            <text:p>49,3091838091298</text:p>
          </table:table-cell>
          <table:table-cell table:formula="of:=[.D3]*1/3+[.D4]*1/3+[.D5]*1/3" office:value-type="float" office:value="50.0275401960625" calcext:value-type="float">
            <text:p>50,0275401960625</text:p>
          </table:table-cell>
          <table:table-cell table:number-columns-repeated="2"/>
          <table:table-cell table:style-name="ce3" office:value-type="string" calcext:value-type="string">
            <text:p>Ausschlag</text:p>
          </table:table-cell>
        </table:table-row>
        <table:table-row table:style-name="ro1">
          <table:table-cell table:formula="of:=[.A4]+[.$H$2]" office:value-type="float" office:value="-8.5" calcext:value-type="float">
            <text:p>-8,5</text:p>
          </table:table-cell>
          <table:table-cell table:formula="of:=[.B4]+RAND()*10-5" office:value-type="float" office:value="46.9367723256837" calcext:value-type="float">
            <text:p>46,9367723256837</text:p>
          </table:table-cell>
          <table:table-cell table:formula="of:=[.B4]*1/3+[.B5]*1/3+[.B6]*1/3" office:value-type="float" office:value="48.9500566308495" calcext:value-type="float">
            <text:p>48,9500566308495</text:p>
          </table:table-cell>
          <table:table-cell table:formula="of:=[.C4]*1/3+[.C5]*1/3+[.C6]*1/3" office:value-type="float" office:value="49.2557023400139" calcext:value-type="float">
            <text:p>49,2557023400139</text:p>
          </table:table-cell>
          <table:table-cell table:formula="of:=[.D4]*1/3+[.D5]*1/3+[.D6]*1/3" office:value-type="float" office:value="49.8879701178919" calcext:value-type="float">
            <text:p>49,8879701178919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formula="of:=[.A5]+[.$H$2]" office:value-type="float" office:value="-8" calcext:value-type="float">
            <text:p>-8</text:p>
          </table:table-cell>
          <table:table-cell table:formula="of:=[.B5]+RAND()*10-5" office:value-type="float" office:value="51.5253848162852" calcext:value-type="float">
            <text:p>51,5253848162852</text:p>
          </table:table-cell>
          <table:table-cell table:formula="of:=[.B5]*1/3+[.B6]*1/3+[.B7]*1/3" office:value-type="float" office:value="50.7681256900735" calcext:value-type="float">
            <text:p>50,7681256900735</text:p>
          </table:table-cell>
          <table:table-cell table:formula="of:=[.C5]*1/3+[.C6]*1/3+[.C7]*1/3" office:value-type="float" office:value="51.0990242045322" calcext:value-type="float">
            <text:p>51,0990242045322</text:p>
          </table:table-cell>
          <table:table-cell table:formula="of:=[.D5]*1/3+[.D6]*1/3+[.D7]*1/3" office:value-type="float" office:value="51.0151748952901" calcext:value-type="float">
            <text:p>51,0151748952901</text:p>
          </table:table-cell>
          <table:table-cell table:number-columns-repeated="3"/>
        </table:table-row>
        <table:table-row table:style-name="ro1">
          <table:table-cell table:formula="of:=[.A6]+[.$H$2]" office:value-type="float" office:value="-7.5" calcext:value-type="float">
            <text:p>-7,5</text:p>
          </table:table-cell>
          <table:table-cell table:formula="of:=[.B6]+RAND()*10-5" office:value-type="float" office:value="53.8422199282517" calcext:value-type="float">
            <text:p>53,8422199282517</text:p>
          </table:table-cell>
          <table:table-cell table:formula="of:=[.B6]*1/3+[.B7]*1/3+[.B8]*1/3" office:value-type="float" office:value="53.5788902926735" calcext:value-type="float">
            <text:p>53,5788902926735</text:p>
          </table:table-cell>
          <table:table-cell table:formula="of:=[.C6]*1/3+[.C7]*1/3+[.C8]*1/3" office:value-type="float" office:value="52.6907981413241" calcext:value-type="float">
            <text:p>52,6907981413241</text:p>
          </table:table-cell>
          <table:table-cell table:formula="of:=[.D6]*1/3+[.D7]*1/3+[.D8]*1/3" office:value-type="float" office:value="52.4041680233453" calcext:value-type="float">
            <text:p>52,4041680233453</text:p>
          </table:table-cell>
          <table:table-cell table:number-columns-repeated="3"/>
        </table:table-row>
        <table:table-row table:style-name="ro1">
          <table:table-cell table:formula="of:=[.A7]+[.$H$2]" office:value-type="float" office:value="-7" calcext:value-type="float">
            <text:p>-7</text:p>
          </table:table-cell>
          <table:table-cell table:formula="of:=[.B7]+RAND()*10-5" office:value-type="float" office:value="55.3690661334837" calcext:value-type="float">
            <text:p>55,3690661334837</text:p>
          </table:table-cell>
          <table:table-cell table:formula="of:=[.B7]*1/3+[.B8]*1/3+[.B9]*1/3" office:value-type="float" office:value="53.7253784412254" calcext:value-type="float">
            <text:p>53,7253784412254</text:p>
          </table:table-cell>
          <table:table-cell table:formula="of:=[.C7]*1/3+[.C8]*1/3+[.C9]*1/3" office:value-type="float" office:value="53.4226817241795" calcext:value-type="float">
            <text:p>53,4226817241795</text:p>
          </table:table-cell>
          <table:table-cell table:formula="of:=[.D7]*1/3+[.D8]*1/3+[.D9]*1/3" office:value-type="float" office:value="53.0492189667498" calcext:value-type="float">
            <text:p>53,0492189667498</text:p>
          </table:table-cell>
          <table:table-cell table:number-columns-repeated="3"/>
        </table:table-row>
        <table:table-row table:style-name="ro1">
          <table:table-cell table:formula="of:=[.A8]+[.$H$2]" office:value-type="float" office:value="-6.5" calcext:value-type="float">
            <text:p>-6,5</text:p>
          </table:table-cell>
          <table:table-cell table:formula="of:=[.B8]+RAND()*10-5" office:value-type="float" office:value="51.9648492619406" calcext:value-type="float">
            <text:p>51,9648492619406</text:p>
          </table:table-cell>
          <table:table-cell table:formula="of:=[.B8]*1/3+[.B9]*1/3+[.B10]*1/3" office:value-type="float" office:value="52.9637764386396" calcext:value-type="float">
            <text:p>52,9637764386396</text:p>
          </table:table-cell>
          <table:table-cell table:formula="of:=[.C8]*1/3+[.C9]*1/3+[.C10]*1/3" office:value-type="float" office:value="53.0341770347458" calcext:value-type="float">
            <text:p>53,0341770347458</text:p>
          </table:table-cell>
          <table:table-cell table:formula="of:=[.D8]*1/3+[.D9]*1/3+[.D10]*1/3" office:value-type="float" office:value="52.9003353120336" calcext:value-type="float">
            <text:p>52,9003353120336</text:p>
          </table:table-cell>
          <table:table-cell table:number-columns-repeated="3"/>
        </table:table-row>
        <table:table-row table:style-name="ro1">
          <table:table-cell table:formula="of:=[.A9]+[.$H$2]" office:value-type="float" office:value="-6" calcext:value-type="float">
            <text:p>-6</text:p>
          </table:table-cell>
          <table:table-cell table:formula="of:=[.B9]+RAND()*10-5" office:value-type="float" office:value="51.5574139204944" calcext:value-type="float">
            <text:p>51,5574139204944</text:p>
          </table:table-cell>
          <table:table-cell table:formula="of:=[.B9]*1/3+[.B10]*1/3+[.B11]*1/3" office:value-type="float" office:value="52.4133762243724" calcext:value-type="float">
            <text:p>52,4133762243724</text:p>
          </table:table-cell>
          <table:table-cell table:formula="of:=[.C9]*1/3+[.C10]*1/3+[.C11]*1/3" office:value-type="float" office:value="52.2441471771757" calcext:value-type="float">
            <text:p>52,2441471771757</text:p>
          </table:table-cell>
          <table:table-cell table:formula="of:=[.D9]*1/3+[.D10]*1/3+[.D11]*1/3" office:value-type="float" office:value="52.114041820538" calcext:value-type="float">
            <text:p>52,114041820538</text:p>
          </table:table-cell>
          <table:table-cell table:number-columns-repeated="3"/>
        </table:table-row>
        <table:table-row table:style-name="ro1">
          <table:table-cell table:formula="of:=[.A10]+[.$H$2]" office:value-type="float" office:value="-5.5" calcext:value-type="float">
            <text:p>-5,5</text:p>
          </table:table-cell>
          <table:table-cell table:formula="of:=[.B10]+RAND()*10-5" office:value-type="float" office:value="53.7178654906822" calcext:value-type="float">
            <text:p>53,7178654906822</text:p>
          </table:table-cell>
          <table:table-cell table:formula="of:=[.B10]*1/3+[.B11]*1/3+[.B12]*1/3" office:value-type="float" office:value="51.355288868515" calcext:value-type="float">
            <text:p>51,355288868515</text:p>
          </table:table-cell>
          <table:table-cell table:formula="of:=[.C10]*1/3+[.C11]*1/3+[.C12]*1/3" office:value-type="float" office:value="51.0638012496925" calcext:value-type="float">
            <text:p>51,0638012496925</text:p>
          </table:table-cell>
          <table:table-cell table:formula="of:=[.D10]*1/3+[.D11]*1/3+[.D12]*1/3" office:value-type="float" office:value="50.9742027943839" calcext:value-type="float">
            <text:p>50,9742027943839</text:p>
          </table:table-cell>
          <table:table-cell table:number-columns-repeated="3"/>
        </table:table-row>
        <table:table-row table:style-name="ro1">
          <table:table-cell table:formula="of:=[.A11]+[.$H$2]" office:value-type="float" office:value="-5" calcext:value-type="float">
            <text:p>-5</text:p>
          </table:table-cell>
          <table:table-cell table:formula="of:=[.B11]+RAND()*10-5" office:value-type="float" office:value="48.7905871943684" calcext:value-type="float">
            <text:p>48,7905871943684</text:p>
          </table:table-cell>
          <table:table-cell table:formula="of:=[.B11]*1/3+[.B12]*1/3+[.B13]*1/3" office:value-type="float" office:value="49.4227386561902" calcext:value-type="float">
            <text:p>49,4227386561902</text:p>
          </table:table-cell>
          <table:table-cell table:formula="of:=[.C11]*1/3+[.C12]*1/3+[.C13]*1/3" office:value-type="float" office:value="49.6146599562836" calcext:value-type="float">
            <text:p>49,6146599562836</text:p>
          </table:table-cell>
          <table:table-cell table:formula="of:=[.D11]*1/3+[.D12]*1/3+[.D13]*1/3" office:value-type="float" office:value="49.7143408675086" calcext:value-type="float">
            <text:p>49,7143408675086</text:p>
          </table:table-cell>
          <table:table-cell table:number-columns-repeated="3"/>
        </table:table-row>
        <table:table-row table:style-name="ro1">
          <table:table-cell table:formula="of:=[.A12]+[.$H$2]" office:value-type="float" office:value="-4.5" calcext:value-type="float">
            <text:p>-4,5</text:p>
          </table:table-cell>
          <table:table-cell table:formula="of:=[.B12]+RAND()*10-5" office:value-type="float" office:value="45.75976328352" calcext:value-type="float">
            <text:p>45,75976328352</text:p>
          </table:table-cell>
          <table:table-cell table:formula="of:=[.B12]*1/3+[.B13]*1/3+[.B14]*1/3" office:value-type="float" office:value="48.0659523441455" calcext:value-type="float">
            <text:p>48,0659523441455</text:p>
          </table:table-cell>
          <table:table-cell table:formula="of:=[.C12]*1/3+[.C13]*1/3+[.C14]*1/3" office:value-type="float" office:value="48.4645613965496" calcext:value-type="float">
            <text:p>48,4645613965496</text:p>
          </table:table-cell>
          <table:table-cell table:formula="of:=[.D12]*1/3+[.D13]*1/3+[.D14]*1/3" office:value-type="float" office:value="48.6178384772623" calcext:value-type="float">
            <text:p>48,6178384772623</text:p>
          </table:table-cell>
          <table:table-cell table:number-columns-repeated="3"/>
        </table:table-row>
        <table:table-row table:style-name="ro1">
          <table:table-cell table:formula="of:=[.A13]+[.$H$2]" office:value-type="float" office:value="-4" calcext:value-type="float">
            <text:p>-4</text:p>
          </table:table-cell>
          <table:table-cell table:formula="of:=[.B13]+RAND()*10-5" office:value-type="float" office:value="49.6475065545481" calcext:value-type="float">
            <text:p>49,6475065545481</text:p>
          </table:table-cell>
          <table:table-cell table:formula="of:=[.B13]*1/3+[.B14]*1/3+[.B15]*1/3" office:value-type="float" office:value="47.904993189313" calcext:value-type="float">
            <text:p>47,904993189313</text:p>
          </table:table-cell>
          <table:table-cell table:formula="of:=[.C13]*1/3+[.C14]*1/3+[.C15]*1/3" office:value-type="float" office:value="47.7742940789538" calcext:value-type="float">
            <text:p>47,7742940789538</text:p>
          </table:table-cell>
          <table:table-cell table:formula="of:=[.D13]*1/3+[.D14]*1/3+[.D15]*1/3" office:value-type="float" office:value="47.8516292501686" calcext:value-type="float">
            <text:p>47,8516292501686</text:p>
          </table:table-cell>
          <table:table-cell table:number-columns-repeated="3"/>
        </table:table-row>
        <table:table-row table:style-name="ro1">
          <table:table-cell table:formula="of:=[.A14]+[.$H$2]" office:value-type="float" office:value="-3.5" calcext:value-type="float">
            <text:p>-3,5</text:p>
          </table:table-cell>
          <table:table-cell table:formula="of:=[.B14]+RAND()*10-5" office:value-type="float" office:value="48.3077097298707" calcext:value-type="float">
            <text:p>48,3077097298707</text:p>
          </table:table-cell>
          <table:table-cell table:formula="of:=[.B14]*1/3+[.B15]*1/3+[.B16]*1/3" office:value-type="float" office:value="47.3519367034029" calcext:value-type="float">
            <text:p>47,3519367034029</text:p>
          </table:table-cell>
          <table:table-cell table:formula="of:=[.C14]*1/3+[.C15]*1/3+[.C16]*1/3" office:value-type="float" office:value="47.3160322750025" calcext:value-type="float">
            <text:p>47,3160322750025</text:p>
          </table:table-cell>
          <table:table-cell table:formula="of:=[.D14]*1/3+[.D15]*1/3+[.D16]*1/3" office:value-type="float" office:value="47.360228531312" calcext:value-type="float">
            <text:p>47,360228531312</text:p>
          </table:table-cell>
          <table:table-cell table:number-columns-repeated="3"/>
        </table:table-row>
        <table:table-row table:style-name="ro1">
          <table:table-cell table:formula="of:=[.A15]+[.$H$2]" office:value-type="float" office:value="-3" calcext:value-type="float">
            <text:p>-3</text:p>
          </table:table-cell>
          <table:table-cell table:formula="of:=[.B15]+RAND()*10-5" office:value-type="float" office:value="44.1005938257898" calcext:value-type="float">
            <text:p>44,1005938257898</text:p>
          </table:table-cell>
          <table:table-cell table:formula="of:=[.B15]*1/3+[.B16]*1/3+[.B17]*1/3" office:value-type="float" office:value="46.6911669322916" calcext:value-type="float">
            <text:p>46,6911669322916</text:p>
          </table:table-cell>
          <table:table-cell table:formula="of:=[.C15]*1/3+[.C16]*1/3+[.C17]*1/3" office:value-type="float" office:value="46.9903592399798" calcext:value-type="float">
            <text:p>46,9903592399798</text:p>
          </table:table-cell>
          <table:table-cell table:formula="of:=[.D15]*1/3+[.D16]*1/3+[.D17]*1/3" office:value-type="float" office:value="47.2185944966288" calcext:value-type="float">
            <text:p>47,2185944966288</text:p>
          </table:table-cell>
          <table:table-cell table:number-columns-repeated="3"/>
        </table:table-row>
        <table:table-row table:style-name="ro1">
          <table:table-cell table:formula="of:=[.A16]+[.$H$2]" office:value-type="float" office:value="-2.5" calcext:value-type="float">
            <text:p>-2,5</text:p>
          </table:table-cell>
          <table:table-cell table:formula="of:=[.B16]+RAND()*10-5" office:value-type="float" office:value="47.6651972412142" calcext:value-type="float">
            <text:p>47,6651972412142</text:p>
          </table:table-cell>
          <table:table-cell table:formula="of:=[.B16]*1/3+[.B17]*1/3+[.B18]*1/3" office:value-type="float" office:value="46.927974084245" calcext:value-type="float">
            <text:p>46,927974084245</text:p>
          </table:table-cell>
          <table:table-cell table:formula="of:=[.C16]*1/3+[.C17]*1/3+[.C18]*1/3" office:value-type="float" office:value="47.3493919749041" calcext:value-type="float">
            <text:p>47,3493919749041</text:p>
          </table:table-cell>
          <table:table-cell table:formula="of:=[.D16]*1/3+[.D17]*1/3+[.D18]*1/3" office:value-type="float" office:value="47.3260964401919" calcext:value-type="float">
            <text:p>47,3260964401919</text:p>
          </table:table-cell>
          <table:table-cell table:number-columns-repeated="3"/>
        </table:table-row>
        <table:table-row table:style-name="ro1">
          <table:table-cell table:formula="of:=[.A17]+[.$H$2]" office:value-type="float" office:value="-2" calcext:value-type="float">
            <text:p>-2</text:p>
          </table:table-cell>
          <table:table-cell table:formula="of:=[.B17]+RAND()*10-5" office:value-type="float" office:value="49.018131185731" calcext:value-type="float">
            <text:p>49,018131185731</text:p>
          </table:table-cell>
          <table:table-cell table:formula="of:=[.B17]*1/3+[.B18]*1/3+[.B19]*1/3" office:value-type="float" office:value="48.4290349081758" calcext:value-type="float">
            <text:p>48,4290349081758</text:p>
          </table:table-cell>
          <table:table-cell table:formula="of:=[.C17]*1/3+[.C18]*1/3+[.C19]*1/3" office:value-type="float" office:value="47.6385381056919" calcext:value-type="float">
            <text:p>47,6385381056919</text:p>
          </table:table-cell>
          <table:table-cell table:formula="of:=[.D17]*1/3+[.D18]*1/3+[.D19]*1/3" office:value-type="float" office:value="47.5849442987225" calcext:value-type="float">
            <text:p>47,5849442987225</text:p>
          </table:table-cell>
          <table:table-cell table:number-columns-repeated="3"/>
        </table:table-row>
        <table:table-row table:style-name="ro1">
          <table:table-cell table:formula="of:=[.A18]+[.$H$2]" office:value-type="float" office:value="-1.5" calcext:value-type="float">
            <text:p>-1,5</text:p>
          </table:table-cell>
          <table:table-cell table:formula="of:=[.B18]+RAND()*10-5" office:value-type="float" office:value="48.6037762975823" calcext:value-type="float">
            <text:p>48,6037762975823</text:p>
          </table:table-cell>
          <table:table-cell table:formula="of:=[.B18]*1/3+[.B19]*1/3+[.B20]*1/3" office:value-type="float" office:value="47.5586053246547" calcext:value-type="float">
            <text:p>47,5586053246547</text:p>
          </table:table-cell>
          <table:table-cell table:formula="of:=[.C18]*1/3+[.C19]*1/3+[.C20]*1/3" office:value-type="float" office:value="47.7669028155715" calcext:value-type="float">
            <text:p>47,7669028155715</text:p>
          </table:table-cell>
          <table:table-cell table:formula="of:=[.D18]*1/3+[.D19]*1/3+[.D20]*1/3" office:value-type="float" office:value="47.5529459215915" calcext:value-type="float">
            <text:p>47,5529459215915</text:p>
          </table:table-cell>
          <table:table-cell table:number-columns-repeated="3"/>
        </table:table-row>
        <table:table-row table:style-name="ro1">
          <table:table-cell table:formula="of:=[.A19]+[.$H$2]" office:value-type="float" office:value="-1" calcext:value-type="float">
            <text:p>-1</text:p>
          </table:table-cell>
          <table:table-cell table:formula="of:=[.B19]+RAND()*10-5" office:value-type="float" office:value="45.0539084906509" calcext:value-type="float">
            <text:p>45,0539084906509</text:p>
          </table:table-cell>
          <table:table-cell table:formula="of:=[.B19]*1/3+[.B20]*1/3+[.B21]*1/3" office:value-type="float" office:value="47.3130682138839" calcext:value-type="float">
            <text:p>47,3130682138839</text:p>
          </table:table-cell>
          <table:table-cell table:formula="of:=[.C19]*1/3+[.C20]*1/3+[.C21]*1/3" office:value-type="float" office:value="47.2533968435111" calcext:value-type="float">
            <text:p>47,2533968435111</text:p>
          </table:table-cell>
          <table:table-cell table:formula="of:=[.D19]*1/3+[.D20]*1/3+[.D21]*1/3" office:value-type="float" office:value="47.6065158873016" calcext:value-type="float">
            <text:p>47,6065158873016</text:p>
          </table:table-cell>
          <table:table-cell table:number-columns-repeated="3"/>
        </table:table-row>
        <table:table-row table:style-name="ro1">
          <table:table-cell table:formula="of:=[.A20]+[.$H$2]" office:value-type="float" office:value="-0.5" calcext:value-type="float">
            <text:p>-0,5</text:p>
          </table:table-cell>
          <table:table-cell table:formula="of:=[.B20]+RAND()*10-5" office:value-type="float" office:value="48.2815198534185" calcext:value-type="float">
            <text:p>48,2815198534185</text:p>
          </table:table-cell>
          <table:table-cell table:formula="of:=[.B20]*1/3+[.B21]*1/3+[.B22]*1/3" office:value-type="float" office:value="46.8885169919947" calcext:value-type="float">
            <text:p>46,8885169919947</text:p>
          </table:table-cell>
          <table:table-cell table:formula="of:=[.C20]*1/3+[.C21]*1/3+[.C22]*1/3" office:value-type="float" office:value="47.7992480028222" calcext:value-type="float">
            <text:p>47,7992480028222</text:p>
          </table:table-cell>
          <table:table-cell table:formula="of:=[.D20]*1/3+[.D21]*1/3+[.D22]*1/3" office:value-type="float" office:value="47.7889987047114" calcext:value-type="float">
            <text:p>47,7889987047114</text:p>
          </table:table-cell>
          <table:table-cell table:number-columns-repeated="3"/>
        </table:table-row>
        <table:table-row table:style-name="ro1">
          <table:table-cell table:formula="of:=[.A21]+[.$H$2]" office:value-type="float" office:value="0" calcext:value-type="float">
            <text:p>0</text:p>
          </table:table-cell>
          <table:table-cell table:formula="of:=[.B21]+RAND()*10-5" office:value-type="float" office:value="47.3301226319147" calcext:value-type="float">
            <text:p>47,3301226319147</text:p>
          </table:table-cell>
          <table:table-cell table:formula="of:=[.B21]*1/3+[.B22]*1/3+[.B23]*1/3" office:value-type="float" office:value="49.1961588025879" calcext:value-type="float">
            <text:p>49,1961588025879</text:p>
          </table:table-cell>
          <table:table-cell table:formula="of:=[.C21]*1/3+[.C22]*1/3+[.C23]*1/3" office:value-type="float" office:value="48.3143512678009" calcext:value-type="float">
            <text:p>48,3143512678009</text:p>
          </table:table-cell>
          <table:table-cell table:formula="of:=[.D21]*1/3+[.D22]*1/3+[.D23]*1/3" office:value-type="float" office:value="48.2134980705045" calcext:value-type="float">
            <text:p>48,2134980705045</text:p>
          </table:table-cell>
          <table:table-cell table:number-columns-repeated="3"/>
        </table:table-row>
        <table:table-row table:style-name="ro1">
          <table:table-cell table:formula="of:=[.A22]+[.$H$2]" office:value-type="float" office:value="0.5" calcext:value-type="float">
            <text:p>0,5</text:p>
          </table:table-cell>
          <table:table-cell table:formula="of:=[.B22]+RAND()*10-5" office:value-type="float" office:value="51.9768339224306" calcext:value-type="float">
            <text:p>51,9768339224306</text:p>
          </table:table-cell>
          <table:table-cell table:formula="of:=[.B22]*1/3+[.B23]*1/3+[.B24]*1/3" office:value-type="float" office:value="48.8583780088202" calcext:value-type="float">
            <text:p>48,8583780088202</text:p>
          </table:table-cell>
          <table:table-cell table:formula="of:=[.C22]*1/3+[.C23]*1/3+[.C24]*1/3" office:value-type="float" office:value="48.5268949408904" calcext:value-type="float">
            <text:p>48,5268949408904</text:p>
          </table:table-cell>
          <table:table-cell table:formula="of:=[.D22]*1/3+[.D23]*1/3+[.D24]*1/3" office:value-type="float" office:value="48.0878644127042" calcext:value-type="float">
            <text:p>48,0878644127042</text:p>
          </table:table-cell>
          <table:table-cell table:number-columns-repeated="3"/>
        </table:table-row>
        <table:table-row table:style-name="ro1">
          <table:table-cell table:formula="of:=[.A23]+[.$H$2]" office:value-type="float" office:value="1" calcext:value-type="float">
            <text:p>1</text:p>
          </table:table-cell>
          <table:table-cell table:formula="of:=[.B23]+RAND()*10-5" office:value-type="float" office:value="47.2681774721154" calcext:value-type="float">
            <text:p>47,2681774721154</text:p>
          </table:table-cell>
          <table:table-cell table:formula="of:=[.B23]*1/3+[.B24]*1/3+[.B25]*1/3" office:value-type="float" office:value="47.5261480112632" calcext:value-type="float">
            <text:p>47,5261480112632</text:p>
          </table:table-cell>
          <table:table-cell table:formula="of:=[.C23]*1/3+[.C24]*1/3+[.C25]*1/3" office:value-type="float" office:value="47.4223470294211" calcext:value-type="float">
            <text:p>47,4223470294211</text:p>
          </table:table-cell>
          <table:table-cell table:formula="of:=[.D23]*1/3+[.D24]*1/3+[.D25]*1/3" office:value-type="float" office:value="47.5237873595591" calcext:value-type="float">
            <text:p>47,5237873595591</text:p>
          </table:table-cell>
          <table:table-cell table:number-columns-repeated="3"/>
        </table:table-row>
        <table:table-row table:style-name="ro1">
          <table:table-cell table:formula="of:=[.A24]+[.$H$2]" office:value-type="float" office:value="1.5" calcext:value-type="float">
            <text:p>1,5</text:p>
          </table:table-cell>
          <table:table-cell table:formula="of:=[.B24]+RAND()*10-5" office:value-type="float" office:value="43.3334326392437" calcext:value-type="float">
            <text:p>43,3334326392437</text:p>
          </table:table-cell>
          <table:table-cell table:formula="of:=[.B24]*1/3+[.B25]*1/3+[.B26]*1/3" office:value-type="float" office:value="45.8825150681799" calcext:value-type="float">
            <text:p>45,8825150681799</text:p>
          </table:table-cell>
          <table:table-cell table:formula="of:=[.C24]*1/3+[.C25]*1/3+[.C26]*1/3" office:value-type="float" office:value="46.6221201083659" calcext:value-type="float">
            <text:p>46,6221201083659</text:p>
          </table:table-cell>
          <table:table-cell table:formula="of:=[.D24]*1/3+[.D25]*1/3+[.D26]*1/3" office:value-type="float" office:value="47.0137355035663" calcext:value-type="float">
            <text:p>47,0137355035663</text:p>
          </table:table-cell>
          <table:table-cell table:number-columns-repeated="3"/>
        </table:table-row>
        <table:table-row table:style-name="ro1">
          <table:table-cell table:formula="of:=[.A25]+[.$H$2]" office:value-type="float" office:value="2" calcext:value-type="float">
            <text:p>2</text:p>
          </table:table-cell>
          <table:table-cell table:formula="of:=[.B25]+RAND()*10-5" office:value-type="float" office:value="47.0459350931806" calcext:value-type="float">
            <text:p>47,0459350931806</text:p>
          </table:table-cell>
          <table:table-cell table:formula="of:=[.B25]*1/3+[.B26]*1/3+[.B27]*1/3" office:value-type="float" office:value="46.4576972456547" calcext:value-type="float">
            <text:p>46,4576972456547</text:p>
          </table:table-cell>
          <table:table-cell table:formula="of:=[.C25]*1/3+[.C26]*1/3+[.C27]*1/3" office:value-type="float" office:value="46.9967393729118" calcext:value-type="float">
            <text:p>46,9967393729118</text:p>
          </table:table-cell>
          <table:table-cell table:formula="of:=[.D25]*1/3+[.D26]*1/3+[.D27]*1/3" office:value-type="float" office:value="47.4400956430297" calcext:value-type="float">
            <text:p>47,4400956430297</text:p>
          </table:table-cell>
          <table:table-cell table:number-columns-repeated="3"/>
        </table:table-row>
        <table:table-row table:style-name="ro1">
          <table:table-cell table:formula="of:=[.A26]+[.$H$2]" office:value-type="float" office:value="2.5" calcext:value-type="float">
            <text:p>2,5</text:p>
          </table:table-cell>
          <table:table-cell table:formula="of:=[.B26]+RAND()*10-5" office:value-type="float" office:value="48.9937240045397" calcext:value-type="float">
            <text:p>48,9937240045397</text:p>
          </table:table-cell>
          <table:table-cell table:formula="of:=[.B26]*1/3+[.B27]*1/3+[.B28]*1/3" office:value-type="float" office:value="48.6500058049009" calcext:value-type="float">
            <text:p>48,6500058049009</text:p>
          </table:table-cell>
          <table:table-cell table:formula="of:=[.C26]*1/3+[.C27]*1/3+[.C28]*1/3" office:value-type="float" office:value="48.7014274478114" calcext:value-type="float">
            <text:p>48,7014274478114</text:p>
          </table:table-cell>
          <table:table-cell table:formula="of:=[.D26]*1/3+[.D27]*1/3+[.D28]*1/3" office:value-type="float" office:value="48.8911947745455" calcext:value-type="float">
            <text:p>48,8911947745455</text:p>
          </table:table-cell>
          <table:table-cell table:number-columns-repeated="3"/>
        </table:table-row>
        <table:table-row table:style-name="ro1">
          <table:table-cell table:formula="of:=[.A27]+[.$H$2]" office:value-type="float" office:value="3" calcext:value-type="float">
            <text:p>3</text:p>
          </table:table-cell>
          <table:table-cell table:formula="of:=[.B27]+RAND()*10-5" office:value-type="float" office:value="49.9103583169823" calcext:value-type="float">
            <text:p>49,9103583169823</text:p>
          </table:table-cell>
          <table:table-cell table:formula="of:=[.B27]*1/3+[.B28]*1/3+[.B29]*1/3" office:value-type="float" office:value="50.9965792928786" calcext:value-type="float">
            <text:p>50,9965792928786</text:p>
          </table:table-cell>
          <table:table-cell table:formula="of:=[.C27]*1/3+[.C28]*1/3+[.C29]*1/3" office:value-type="float" office:value="50.9754175029134" calcext:value-type="float">
            <text:p>50,9754175029134</text:p>
          </table:table-cell>
          <table:table-cell table:formula="of:=[.D27]*1/3+[.D28]*1/3+[.D29]*1/3" office:value-type="float" office:value="51.0980705648217" calcext:value-type="float">
            <text:p>51,0980705648217</text:p>
          </table:table-cell>
          <table:table-cell table:number-columns-repeated="3"/>
        </table:table-row>
        <table:table-row table:style-name="ro1">
          <table:table-cell table:formula="of:=[.A28]+[.$H$2]" office:value-type="float" office:value="3.5" calcext:value-type="float">
            <text:p>3,5</text:p>
          </table:table-cell>
          <table:table-cell table:formula="of:=[.B28]+RAND()*10-5" office:value-type="float" office:value="54.0856555571138" calcext:value-type="float">
            <text:p>54,0856555571138</text:p>
          </table:table-cell>
          <table:table-cell table:formula="of:=[.B28]*1/3+[.B29]*1/3+[.B30]*1/3" office:value-type="float" office:value="53.2796674109608" calcext:value-type="float">
            <text:p>53,2796674109608</text:p>
          </table:table-cell>
          <table:table-cell table:formula="of:=[.C28]*1/3+[.C29]*1/3+[.C30]*1/3" office:value-type="float" office:value="53.6173667437402" calcext:value-type="float">
            <text:p>53,6173667437402</text:p>
          </table:table-cell>
          <table:table-cell table:formula="of:=[.D28]*1/3+[.D29]*1/3+[.D30]*1/3" office:value-type="float" office:value="53.4491862973534" calcext:value-type="float">
            <text:p>53,4491862973534</text:p>
          </table:table-cell>
          <table:table-cell table:number-columns-repeated="3"/>
        </table:table-row>
        <table:table-row table:style-name="ro1">
          <table:table-cell table:formula="of:=[.A29]+[.$H$2]" office:value-type="float" office:value="4" calcext:value-type="float">
            <text:p>4</text:p>
          </table:table-cell>
          <table:table-cell table:formula="of:=[.B29]+RAND()*10-5" office:value-type="float" office:value="55.8429883587864" calcext:value-type="float">
            <text:p>55,8429883587864</text:p>
          </table:table-cell>
          <table:table-cell table:formula="of:=[.B29]*1/3+[.B30]*1/3+[.B31]*1/3" office:value-type="float" office:value="56.5758535273811" calcext:value-type="float">
            <text:p>56,5758535273811</text:p>
          </table:table-cell>
          <table:table-cell table:formula="of:=[.C29]*1/3+[.C30]*1/3+[.C31]*1/3" office:value-type="float" office:value="55.7547746454066" calcext:value-type="float">
            <text:p>55,7547746454066</text:p>
          </table:table-cell>
          <table:table-cell table:formula="of:=[.D29]*1/3+[.D30]*1/3+[.D31]*1/3" office:value-type="float" office:value="55.5880878900136" calcext:value-type="float">
            <text:p>55,5880878900136</text:p>
          </table:table-cell>
          <table:table-cell table:number-columns-repeated="3"/>
        </table:table-row>
        <table:table-row table:style-name="ro1">
          <table:table-cell table:formula="of:=[.A30]+[.$H$2]" office:value-type="float" office:value="4.5" calcext:value-type="float">
            <text:p>4,5</text:p>
          </table:table-cell>
          <table:table-cell table:formula="of:=[.B30]+RAND()*10-5" office:value-type="float" office:value="59.798916666243" calcext:value-type="float">
            <text:p>59,798916666243</text:p>
          </table:table-cell>
          <table:table-cell table:formula="of:=[.B30]*1/3+[.B31]*1/3+[.B32]*1/3" office:value-type="float" office:value="57.4088029978778" calcext:value-type="float">
            <text:p>57,4088029978778</text:p>
          </table:table-cell>
          <table:table-cell table:formula="of:=[.C30]*1/3+[.C31]*1/3+[.C32]*1/3" office:value-type="float" office:value="57.3921222808941" calcext:value-type="float">
            <text:p>57,3921222808941</text:p>
          </table:table-cell>
          <table:table-cell table:formula="of:=[.D30]*1/3+[.D31]*1/3+[.D32]*1/3" office:value-type="float" office:value="56.9823845279838" calcext:value-type="float">
            <text:p>56,9823845279838</text:p>
          </table:table-cell>
          <table:table-cell table:number-columns-repeated="3"/>
        </table:table-row>
        <table:table-row table:style-name="ro1">
          <table:table-cell table:formula="of:=[.A31]+[.$H$2]" office:value-type="float" office:value="5" calcext:value-type="float">
            <text:p>5</text:p>
          </table:table-cell>
          <table:table-cell table:formula="of:=[.B31]+RAND()*10-5" office:value-type="float" office:value="56.5845039686041" calcext:value-type="float">
            <text:p>56,5845039686041</text:p>
          </table:table-cell>
          <table:table-cell table:formula="of:=[.B31]*1/2+[.B32]*1/2" office:value-type="float" office:value="58.1917103174235" calcext:value-type="float">
            <text:p>58,1917103174235</text:p>
          </table:table-cell>
          <table:table-cell table:formula="of:=[.C31]*1/2+[.C32]*1/2" office:value-type="float" office:value="57.8002566576507" calcext:value-type="float">
            <text:p>57,8002566576507</text:p>
          </table:table-cell>
          <table:table-cell table:formula="of:=[.D31]*1/2+[.D32]*1/2" office:value-type="float" office:value="57.5961894692724" calcext:value-type="float">
            <text:p>57,59618946927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gelbert Niehaus</meta:initial-creator>
    <meta:creation-date>2023-07-17T17:16:53.189055899</meta:creation-date>
    <dc:date>2023-07-17T17:45:29.822881061</dc:date>
    <dc:creator>Engelbert Niehaus</dc:creator>
    <meta:editing-duration>PT8M6S</meta:editing-duration>
    <meta:editing-cycles>1</meta:editing-cycles>
    <meta:document-statistic meta:table-count="1" meta:cell-count="164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83cm" svg:height="14.582cm" xlink:href=".." xlink:type="simple" chart:class="chart:scatter" chart:style-name="ch1">
        <chart:legend chart:legend-position="end" svg:x="23.666cm" svg:y="6.245cm" style:legend-expansion="high" chart:style-name="ch2"/>
        <chart:plot-area chart:style-name="ch3" table:cell-range-address="Tabelle1.A1:Tabelle1.E32" chart:data-source-has-labels="row" svg:x="0.517cm" svg:y="0.291cm" svg:width="22.632cm" svg:height="14cm">
          <chart:coordinate-region svg:x="0.756cm" svg:y="0.49cm" svg:width="22.299cm" svg:height="13.1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32" chart:label-cell-address="Tabelle1.B1:Tabelle1.B1" chart:class="chart:scatter">
            <chart:domain table:cell-range-address="Tabelle1.A2:Tabelle1.A32"/>
            <chart:data-point chart:repeated="31"/>
          </chart:series>
          <chart:series chart:style-name="ch8" chart:values-cell-range-address="Tabelle1.C2:Tabelle1.C32" chart:label-cell-address="Tabelle1.C1:Tabelle1.C1" chart:class="chart:scatter">
            <chart:data-point chart:repeated="31"/>
          </chart:series>
          <chart:series chart:style-name="ch9" chart:values-cell-range-address="Tabelle1.D2:Tabelle1.D32" chart:label-cell-address="Tabelle1.D1:Tabelle1.D1" chart:class="chart:scatter">
            <chart:data-point chart:repeated="31"/>
          </chart:series>
          <chart:series chart:style-name="ch10" chart:values-cell-range-address="Tabelle1.E2:Tabelle1.E32" chart:label-cell-address="Tabelle1.E1:Tabelle1.E1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(x)</text:p>
                <draw:g>
                  <svg:desc>Tabelle1.B1:Tabelle1.B1</svg:desc>
                </draw:g>
              </table:table-cell>
              <table:table-cell office:value-type="string">
                <text:p>m1(x)</text:p>
                <draw:g>
                  <svg:desc>Tabelle1.C1:Tabelle1.C1</svg:desc>
                </draw:g>
              </table:table-cell>
              <table:table-cell office:value-type="string">
                <text:p>m2(x)</text:p>
                <draw:g>
                  <svg:desc>Tabelle1.D1:Tabelle1.D1</svg:desc>
                </draw:g>
              </table:table-cell>
              <table:table-cell office:value-type="string">
                <text:p>m3(x)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Tabelle1.A2:Tabelle1.A32</svg:desc>
                </draw:g>
              </table:table-cell>
              <table:table-cell office:value-type="float" office:value="55.5757085205918">
                <text:p>55.5757085205918</text:p>
                <draw:g>
                  <svg:desc>Tabelle1.B2:Tabelle1.B32</svg:desc>
                </draw:g>
              </table:table-cell>
              <table:table-cell office:value-type="float" office:value="55.5757085205918">
                <text:p>55.5757085205918</text:p>
                <draw:g>
                  <svg:desc>Tabelle1.C2:Tabelle1.C32</svg:desc>
                </draw:g>
              </table:table-cell>
              <table:table-cell office:value-type="float" office:value="55.5757085205918">
                <text:p>55.5757085205918</text:p>
                <draw:g>
                  <svg:desc>Tabelle1.D2:Tabelle1.D32</svg:desc>
                </draw:g>
              </table:table-cell>
              <table:table-cell office:value-type="float" office:value="55.5757085205918">
                <text:p>55.5757085205918</text:p>
                <draw:g>
                  <svg:desc>Tabelle1.E2:Tabelle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48.8219890210925">
                <text:p>48.8219890210925</text:p>
              </table:table-cell>
              <table:table-cell office:value-type="float" office:value="50.9285700974213">
                <text:p>50.9285700974213</text:p>
              </table:table-cell>
              <table:table-cell office:value-type="float" office:value="51.5177344390439">
                <text:p>51.5177344390439</text:p>
              </table:table-cell>
              <table:table-cell office:value-type="float" office:value="52.1342089229218">
                <text:p>52.1342089229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48.3880127505795">
                <text:p>48.3880127505795</text:p>
              </table:table-cell>
              <table:table-cell office:value-type="float" office:value="48.0489246991186">
                <text:p>48.0489246991186</text:p>
              </table:table-cell>
              <table:table-cell office:value-type="float" office:value="49.3091838091298">
                <text:p>49.3091838091298</text:p>
              </table:table-cell>
              <table:table-cell office:value-type="float" office:value="50.0275401960625">
                <text:p>50.027540196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46.9367723256837">
                <text:p>46.9367723256837</text:p>
              </table:table-cell>
              <table:table-cell office:value-type="float" office:value="48.9500566308495">
                <text:p>48.9500566308495</text:p>
              </table:table-cell>
              <table:table-cell office:value-type="float" office:value="49.2557023400139">
                <text:p>49.2557023400139</text:p>
              </table:table-cell>
              <table:table-cell office:value-type="float" office:value="49.8879701178919">
                <text:p>49.8879701178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51.5253848162852">
                <text:p>51.5253848162852</text:p>
              </table:table-cell>
              <table:table-cell office:value-type="float" office:value="50.7681256900735">
                <text:p>50.7681256900735</text:p>
              </table:table-cell>
              <table:table-cell office:value-type="float" office:value="51.0990242045322">
                <text:p>51.0990242045322</text:p>
              </table:table-cell>
              <table:table-cell office:value-type="float" office:value="51.0151748952901">
                <text:p>51.0151748952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53.8422199282517">
                <text:p>53.8422199282517</text:p>
              </table:table-cell>
              <table:table-cell office:value-type="float" office:value="53.5788902926735">
                <text:p>53.5788902926735</text:p>
              </table:table-cell>
              <table:table-cell office:value-type="float" office:value="52.6907981413241">
                <text:p>52.6907981413241</text:p>
              </table:table-cell>
              <table:table-cell office:value-type="float" office:value="52.4041680233453">
                <text:p>52.4041680233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55.3690661334837">
                <text:p>55.3690661334837</text:p>
              </table:table-cell>
              <table:table-cell office:value-type="float" office:value="53.7253784412254">
                <text:p>53.7253784412254</text:p>
              </table:table-cell>
              <table:table-cell office:value-type="float" office:value="53.4226817241795">
                <text:p>53.4226817241795</text:p>
              </table:table-cell>
              <table:table-cell office:value-type="float" office:value="53.0492189667498">
                <text:p>53.049218966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51.9648492619406">
                <text:p>51.9648492619406</text:p>
              </table:table-cell>
              <table:table-cell office:value-type="float" office:value="52.9637764386396">
                <text:p>52.9637764386396</text:p>
              </table:table-cell>
              <table:table-cell office:value-type="float" office:value="53.0341770347458">
                <text:p>53.0341770347458</text:p>
              </table:table-cell>
              <table:table-cell office:value-type="float" office:value="52.9003353120336">
                <text:p>52.9003353120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51.5574139204944">
                <text:p>51.5574139204944</text:p>
              </table:table-cell>
              <table:table-cell office:value-type="float" office:value="52.4133762243724">
                <text:p>52.4133762243724</text:p>
              </table:table-cell>
              <table:table-cell office:value-type="float" office:value="52.2441471771757">
                <text:p>52.2441471771757</text:p>
              </table:table-cell>
              <table:table-cell office:value-type="float" office:value="52.114041820538">
                <text:p>52.114041820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53.7178654906822">
                <text:p>53.7178654906822</text:p>
              </table:table-cell>
              <table:table-cell office:value-type="float" office:value="51.355288868515">
                <text:p>51.355288868515</text:p>
              </table:table-cell>
              <table:table-cell office:value-type="float" office:value="51.0638012496925">
                <text:p>51.0638012496925</text:p>
              </table:table-cell>
              <table:table-cell office:value-type="float" office:value="50.9742027943839">
                <text:p>50.9742027943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48.7905871943684">
                <text:p>48.7905871943684</text:p>
              </table:table-cell>
              <table:table-cell office:value-type="float" office:value="49.4227386561902">
                <text:p>49.4227386561902</text:p>
              </table:table-cell>
              <table:table-cell office:value-type="float" office:value="49.6146599562836">
                <text:p>49.6146599562836</text:p>
              </table:table-cell>
              <table:table-cell office:value-type="float" office:value="49.7143408675086">
                <text:p>49.7143408675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45.75976328352">
                <text:p>45.75976328352</text:p>
              </table:table-cell>
              <table:table-cell office:value-type="float" office:value="48.0659523441455">
                <text:p>48.0659523441455</text:p>
              </table:table-cell>
              <table:table-cell office:value-type="float" office:value="48.4645613965496">
                <text:p>48.4645613965496</text:p>
              </table:table-cell>
              <table:table-cell office:value-type="float" office:value="48.6178384772623">
                <text:p>48.6178384772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49.6475065545481">
                <text:p>49.6475065545481</text:p>
              </table:table-cell>
              <table:table-cell office:value-type="float" office:value="47.904993189313">
                <text:p>47.904993189313</text:p>
              </table:table-cell>
              <table:table-cell office:value-type="float" office:value="47.7742940789538">
                <text:p>47.7742940789538</text:p>
              </table:table-cell>
              <table:table-cell office:value-type="float" office:value="47.8516292501686">
                <text:p>47.851629250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48.3077097298707">
                <text:p>48.3077097298707</text:p>
              </table:table-cell>
              <table:table-cell office:value-type="float" office:value="47.3519367034029">
                <text:p>47.3519367034029</text:p>
              </table:table-cell>
              <table:table-cell office:value-type="float" office:value="47.3160322750025">
                <text:p>47.3160322750025</text:p>
              </table:table-cell>
              <table:table-cell office:value-type="float" office:value="47.360228531312">
                <text:p>47.360228531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44.1005938257898">
                <text:p>44.1005938257898</text:p>
              </table:table-cell>
              <table:table-cell office:value-type="float" office:value="46.6911669322916">
                <text:p>46.6911669322916</text:p>
              </table:table-cell>
              <table:table-cell office:value-type="float" office:value="46.9903592399798">
                <text:p>46.9903592399798</text:p>
              </table:table-cell>
              <table:table-cell office:value-type="float" office:value="47.2185944966288">
                <text:p>47.2185944966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47.6651972412142">
                <text:p>47.6651972412142</text:p>
              </table:table-cell>
              <table:table-cell office:value-type="float" office:value="46.927974084245">
                <text:p>46.927974084245</text:p>
              </table:table-cell>
              <table:table-cell office:value-type="float" office:value="47.3493919749041">
                <text:p>47.3493919749041</text:p>
              </table:table-cell>
              <table:table-cell office:value-type="float" office:value="47.3260964401919">
                <text:p>47.3260964401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49.018131185731">
                <text:p>49.018131185731</text:p>
              </table:table-cell>
              <table:table-cell office:value-type="float" office:value="48.4290349081758">
                <text:p>48.4290349081758</text:p>
              </table:table-cell>
              <table:table-cell office:value-type="float" office:value="47.6385381056919">
                <text:p>47.6385381056919</text:p>
              </table:table-cell>
              <table:table-cell office:value-type="float" office:value="47.5849442987225">
                <text:p>47.5849442987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48.6037762975823">
                <text:p>48.6037762975823</text:p>
              </table:table-cell>
              <table:table-cell office:value-type="float" office:value="47.5586053246547">
                <text:p>47.5586053246547</text:p>
              </table:table-cell>
              <table:table-cell office:value-type="float" office:value="47.7669028155715">
                <text:p>47.7669028155715</text:p>
              </table:table-cell>
              <table:table-cell office:value-type="float" office:value="47.5529459215915">
                <text:p>47.5529459215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45.0539084906509">
                <text:p>45.0539084906509</text:p>
              </table:table-cell>
              <table:table-cell office:value-type="float" office:value="47.3130682138839">
                <text:p>47.3130682138839</text:p>
              </table:table-cell>
              <table:table-cell office:value-type="float" office:value="47.2533968435111">
                <text:p>47.2533968435111</text:p>
              </table:table-cell>
              <table:table-cell office:value-type="float" office:value="47.6065158873016">
                <text:p>47.6065158873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48.2815198534185">
                <text:p>48.2815198534185</text:p>
              </table:table-cell>
              <table:table-cell office:value-type="float" office:value="46.8885169919947">
                <text:p>46.8885169919947</text:p>
              </table:table-cell>
              <table:table-cell office:value-type="float" office:value="47.7992480028222">
                <text:p>47.7992480028222</text:p>
              </table:table-cell>
              <table:table-cell office:value-type="float" office:value="47.7889987047114">
                <text:p>47.7889987047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7.3301226319147">
                <text:p>47.3301226319147</text:p>
              </table:table-cell>
              <table:table-cell office:value-type="float" office:value="49.1961588025879">
                <text:p>49.1961588025879</text:p>
              </table:table-cell>
              <table:table-cell office:value-type="float" office:value="48.3143512678009">
                <text:p>48.3143512678009</text:p>
              </table:table-cell>
              <table:table-cell office:value-type="float" office:value="48.2134980705045">
                <text:p>48.2134980705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51.9768339224306">
                <text:p>51.9768339224306</text:p>
              </table:table-cell>
              <table:table-cell office:value-type="float" office:value="48.8583780088202">
                <text:p>48.8583780088202</text:p>
              </table:table-cell>
              <table:table-cell office:value-type="float" office:value="48.5268949408904">
                <text:p>48.5268949408904</text:p>
              </table:table-cell>
              <table:table-cell office:value-type="float" office:value="48.0878644127042">
                <text:p>48.0878644127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7.2681774721154">
                <text:p>47.2681774721154</text:p>
              </table:table-cell>
              <table:table-cell office:value-type="float" office:value="47.5261480112632">
                <text:p>47.5261480112632</text:p>
              </table:table-cell>
              <table:table-cell office:value-type="float" office:value="47.4223470294211">
                <text:p>47.4223470294211</text:p>
              </table:table-cell>
              <table:table-cell office:value-type="float" office:value="47.5237873595591">
                <text:p>47.52378735955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43.3334326392437">
                <text:p>43.3334326392437</text:p>
              </table:table-cell>
              <table:table-cell office:value-type="float" office:value="45.8825150681799">
                <text:p>45.8825150681799</text:p>
              </table:table-cell>
              <table:table-cell office:value-type="float" office:value="46.6221201083659">
                <text:p>46.6221201083659</text:p>
              </table:table-cell>
              <table:table-cell office:value-type="float" office:value="47.0137355035663">
                <text:p>47.0137355035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7.0459350931806">
                <text:p>47.0459350931806</text:p>
              </table:table-cell>
              <table:table-cell office:value-type="float" office:value="46.4576972456547">
                <text:p>46.4576972456547</text:p>
              </table:table-cell>
              <table:table-cell office:value-type="float" office:value="46.9967393729118">
                <text:p>46.9967393729118</text:p>
              </table:table-cell>
              <table:table-cell office:value-type="float" office:value="47.4400956430297">
                <text:p>47.4400956430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48.9937240045397">
                <text:p>48.9937240045397</text:p>
              </table:table-cell>
              <table:table-cell office:value-type="float" office:value="48.6500058049009">
                <text:p>48.6500058049009</text:p>
              </table:table-cell>
              <table:table-cell office:value-type="float" office:value="48.7014274478114">
                <text:p>48.7014274478114</text:p>
              </table:table-cell>
              <table:table-cell office:value-type="float" office:value="48.8911947745455">
                <text:p>48.8911947745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9.9103583169823">
                <text:p>49.9103583169823</text:p>
              </table:table-cell>
              <table:table-cell office:value-type="float" office:value="50.9965792928786">
                <text:p>50.9965792928786</text:p>
              </table:table-cell>
              <table:table-cell office:value-type="float" office:value="50.9754175029134">
                <text:p>50.9754175029134</text:p>
              </table:table-cell>
              <table:table-cell office:value-type="float" office:value="51.0980705648217">
                <text:p>51.0980705648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54.0856555571138">
                <text:p>54.0856555571138</text:p>
              </table:table-cell>
              <table:table-cell office:value-type="float" office:value="53.2796674109608">
                <text:p>53.2796674109608</text:p>
              </table:table-cell>
              <table:table-cell office:value-type="float" office:value="53.6173667437402">
                <text:p>53.6173667437402</text:p>
              </table:table-cell>
              <table:table-cell office:value-type="float" office:value="53.4491862973534">
                <text:p>53.4491862973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55.8429883587864">
                <text:p>55.8429883587864</text:p>
              </table:table-cell>
              <table:table-cell office:value-type="float" office:value="56.5758535273811">
                <text:p>56.5758535273811</text:p>
              </table:table-cell>
              <table:table-cell office:value-type="float" office:value="55.7547746454066">
                <text:p>55.7547746454066</text:p>
              </table:table-cell>
              <table:table-cell office:value-type="float" office:value="55.5880878900136">
                <text:p>55.5880878900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59.798916666243">
                <text:p>59.798916666243</text:p>
              </table:table-cell>
              <table:table-cell office:value-type="float" office:value="57.4088029978778">
                <text:p>57.4088029978778</text:p>
              </table:table-cell>
              <table:table-cell office:value-type="float" office:value="57.3921222808941">
                <text:p>57.3921222808941</text:p>
              </table:table-cell>
              <table:table-cell office:value-type="float" office:value="56.9823845279838">
                <text:p>56.9823845279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6.5845039686041">
                <text:p>56.5845039686041</text:p>
              </table:table-cell>
              <table:table-cell office:value-type="float" office:value="58.1917103174235">
                <text:p>58.1917103174235</text:p>
              </table:table-cell>
              <table:table-cell office:value-type="float" office:value="57.8002566576507">
                <text:p>57.8002566576507</text:p>
              </table:table-cell>
              <table:table-cell office:value-type="float" office:value="57.5961894692724">
                <text:p>57.5961894692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